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08a" officeooo:paragraph-rsid="00189633"/>
    </style:style>
    <style:style style:name="P2" style:family="paragraph" style:parent-style-name="Standard">
      <style:text-properties fo:font-weight="bold" officeooo:rsid="000c308a" officeooo:paragraph-rsid="00189633" style:font-weight-asian="bold" style:font-weight-complex="bold"/>
    </style:style>
    <style:style style:name="P3" style:family="paragraph" style:parent-style-name="Standard">
      <style:text-properties officeooo:rsid="000e016a" officeooo:paragraph-rsid="00189633"/>
    </style:style>
    <style:style style:name="T1" style:family="text">
      <style:text-properties officeooo:rsid="000e016a"/>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P1"><text:tab/></text:p>
      <text:p text:style-name="P1"><text:span text:style-name="T2">1: Describe both methods</text:span> – <text:span text:style-name="T1">each describe one</text:span></text:p>
      <text:p text:style-name="P3">AGILE: <text:span text:style-name="T2">Joel</text:span></text:p>
      <text:p text:style-name="P3"><text:tab/>group software development</text:p>
      <text:p text:style-name="P3"><text:tab/>Key points:</text:p>
      <text:p text:style-name="P3"><text:tab/><text:tab/>individuals and interactions over processes and tools</text:p>
      <text:p text:style-name="P3"><text:tab/><text:tab/>Working Software over comprehensive documentation</text:p>
      <text:p text:style-name="P3"><text:tab/><text:tab/>Customer collaboration over contract negotiation</text:p>
      <text:p text:style-name="P3"><text:tab/><text:tab/>Responding to change over following a plan</text:p>
      <text:p text:style-name="P3"><text:tab/>begin by defining a few requirements and begin building those out. As you code test your work. After a short amount of time review each others work and get feedback from the customer to make sure that you are still on track to deliver something that the people want. Record and incorporate changes, redefine any differences in requirements and continue coding.</text:p>
      <text:p text:style-name="P3"><text:tab/>Agile is built off of incremental tasks and short time frames to complete each task. The project also needs to be adaptable, things are built with the ability to be expanded upon at a later point as the customer may want different functionality down the line.</text:p>
      <text:p text:style-name="P3"><text:tab/>Used with a small group usually, this allows the group to meet more often for a shorter amount of time </text:p>
      <text:p text:style-name="P2">2:Similarities - <text:span text:style-name="T1">Joel</text:span></text:p>
      <text:p text:style-name="P1"><text:tab/>Similar stages in development although stages are revisited in Agile</text:p>
      <text:p text:style-name="P1"><text:tab/>Share the same goal</text:p>
      <text:p text:style-name="P1"><text:tab/></text:p>
      <text:p text:style-name="P2">3:Differences - <text:span text:style-name="T1">Greg</text:span></text:p>
      <text:p text:style-name="P1">WATERFALL</text:p>
      <text:p text:style-name="P1"><text:tab/>emphasis on documentation</text:p>
      <text:p text:style-name="P1"><text:tab/>better for solo developers or groups in which jobs do not overlap</text:p>
      <text:p text:style-name="P1"><text:tab/>allows for developers and customers to agree on what will be delivered and makes planning easier.</text:p>
      <text:p text:style-name="P1"><text:tab/>With so much planning it is easier to guesstimate how long it will take</text:p>
      <text:p text:style-name="P1"><text:tab/>doesn't allow for a change in requirements because no feedback is being given</text:p>
      <text:p text:style-name="P1">AGILE</text:p>
      <text:p text:style-name="P1"><text:tab/>Constant customer feedback so you know what they are looking for and if you're hitting the mark</text:p>
      <text:p text:style-name="P1"><text:tab/>More team based</text:p>
      <text:p text:style-name="P1"><text:tab/>More testing and communication </text:p>
      <text:p text:style-name="P1"/>
      <text:p text:style-name="P2">Conclusion</text:p>
      <text:p text:style-name="P1"><text:tab/>state which is better <text:span text:style-name="T1">w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2T14:57:50.603347605</dc:date>
    <meta:document-statistic meta:table-count="0" meta:image-count="0" meta:object-count="0" meta:page-count="1" meta:paragraph-count="30" meta:word-count="276" meta:character-count="1691" meta:non-whitespace-character-count="1414"/>
    <meta:generator>LibreOffice/4.2.8.2$Linux_X86_64 LibreOffice_project/420m0$Build-2</meta:generator>
  </office:meta>
</office:document-meta>
</file>